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0T10:08:53.34</meta:creation-date>
    <meta:document-statistic meta:table-count="0" meta:image-count="0" meta:object-count="0" meta:page-count="1" meta:paragraph-count="0" meta:word-count="0" meta:character-count="0"/>
    <dc:date>2009-11-20T10:09:15.87</dc:date>
    <meta:editing-duration>PT00H00M23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fe00e900fc009d00ea005d004800040082008b0077003b005200c5000a004e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9Odk/gSU6BHpgAeO4nRtbSyGARg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930077003e0086006f00bf004f00c200a3006700f800ea00f600b300a200dc">
        <DigestMethod Algorithm="http://www.w3.org/2000/09/xmldsig#sha1"/>
        <DigestValue>jjUb4w4U5aoN0zjt23dnuWfvRgg=</DigestValue>
      </Reference>
    </SignedInfo>
    <SignatureValue>K+K5YTRw7kMcknVPmsvCszuFplJyw3CUmg9GOA7yzjWF/ZD9yh0UXsOrsJ26TE0b
fW59VkjjEGNaeQiAbTA5Xi6gzKkn0yAWoQjwNw2SO348HIFwdL6QYrqdCkCyIy5d
iiJ7ILD8JDllsdorWH0psalka7MoPdQXv1enucNqfpI=</SignatureValue>
    <KeyInfo>
      <X509Data>
        <X509IssuerSerial>
          <X509IssuerName>CN=Sub CA 1 Root 4, OU=Development, O=OpenOffice.org, ST=Hamburg, C=DE</X509IssuerName>
          <X509SerialNumber>4096</X509SerialNumber>
        </X509IssuerSerial>
        <X509Certificate>MIICyzCCAjSgAwIBAgICEAAwDQYJKoZIhvcNAQEFBQAwaDELMAkGA1UEBhMCREUx
EDAOBgNVBAgTB0hhbWJ1cmcxFzAVBgNVBAoTDk9wZW5PZmZpY2Uub3JnMRQwEgYD
VQQLEwtEZXZlbG9wbWVudDEYMBYGA1UEAxMPU3ViIENBIDEgUm9vdCA0MB4XDTA5
MTEyMDA4NDQwMVoXDTM0MTExNDA4NDQwMVowbzELMAkGA1UEBhMCREUxEDAOBgNV
BAgTB0hhbWJ1cmcxFzAVBgNVBAoTDk9wZW5PZmZpY2Uub3JnMRQwEgYDVQQLEwtE
ZXZlbG9wbWVudDEfMB0GA1UEAxMWVXNlciAxIFN1YiBDQSAxIFJvb3QgNDCBnzAN
BgkqhkiG9w0BAQEFAAOBjQAwgYkCgYEAw1WqG0/2tHi+rGEqkpRzGzlMDld+2ngD
fmURV5fm9A1yH/YrpDP5XL0rJWxYKXO5RtXb6QMdoviObsK1ley6lcOsLsC2QLoj
HXR1kczWOkwVTRUDpOaASpP+bJGrd2A7Q2UhzQQ9AXGZRygSyJ351yV6MIJ2wCde
w3BCVCoKApcCAwEAAaN9MHswCwYDVR0PBAQDAgXgMCwGCWCGSAGG+EIBDQQfFh1P
cGVuU1NMIEdlbmVyYXRlZCBDZXJ0aWZpY2F0ZTAdBgNVHQ4EFgQU1S8aYI75Lo9R
6/erJEeAzraN8WMwHwYDVR0jBBgwFoAUlpotBvZ2T4Noe5xpxBi7SutGOOQwDQYJ
KoZIhvcNAQEFBQADgYEAeoMMoC0UUpehDt2zLqEfDVHnmC6JmjajG68olROrPjEu
9vpf94WMAXobJWN+1vmOrYSeQj4d9K3csSCRg4tIrTQqucyuBua84QXmNXHKQ5g6
5ZNS4Tw6G4NT06a6akM4AJK6+4+oF0b5MqxCR4d/Lq52SYhVHmVwbNY1q2RIqWY=</X509Certificate>
      </X509Data>
    </KeyInfo>
    <Object>
      <SignatureProperties>
        <SignatureProperty Id="ID_00930077003e0086006f00bf004f00c200a3006700f800ea00f600b300a200dc" Target="#ID_00fe00e900fc009d00ea005d004800040082008b0077003b005200c5000a004e">
          <dc:date xmlns:dc="http://purl.org/dc/elements/1.1/">2009-11-20T10:09:29,70</dc:date>
        </SignatureProperty>
      </SignatureProperties>
    </Object>
  </Signature>
</document-signatures>
</file>